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Aller Display" svg:font-family="'Aller Display'" style:font-pitch="variable"/>
    <style:font-face style:name="Aller Light" svg:font-family="'Aller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46cm"/>
    </style:style>
    <style:style style:name="gr2" style:family="graphic" style:parent-style-name="standard">
      <style:graphic-properties draw:stroke="solid" svg:stroke-width="0.081cm" svg:stroke-color="#859900" draw:marker-start-width="0.321cm" draw:marker-end-width="0.321cm" draw:fill="none" draw:fill-color="#859900" draw:textarea-horizontal-align="justify" draw:textarea-vertical-align="middle" draw:auto-grow-height="false" fo:min-height="0.85cm" fo:min-width="2.1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dc322f" draw:marker-start-width="0.321cm" draw:marker-end-width="0.321cm" draw:fill="none" draw:fill-color="#dc322f" draw:textarea-horizontal-align="justify" draw:textarea-vertical-align="middle" draw:auto-grow-height="false" fo:min-height="0.85cm" fo:min-width="1.7cm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-color="#268bd2" draw:textarea-horizontal-align="justify" draw:textarea-vertical-align="middle" draw:auto-grow-height="false" fo:min-height="0.85cm" fo:min-width="2.9cm"/>
    </style:style>
    <style:style style:name="gr5" style:family="graphic" style:parent-style-name="standard">
      <style:graphic-properties draw:stroke="none" draw:fill-color="#d33682" draw:textarea-horizontal-align="justify" draw:textarea-vertical-align="middle" draw:auto-grow-height="false" fo:min-height="0.85cm" fo:min-width="1.9cm"/>
    </style:style>
    <style:style style:name="gr6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657b83" draw:marker-start-width="0.321cm" draw:marker-end="Triangle_20_unfilled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81cm" svg:stroke-color="#657b83" draw:marker-start-width="0.321cm" draw:marker-end="Triangle_20_unfilled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solid" draw:stroke-dash="Fine_20_Dashed" svg:stroke-width="0.081cm" svg:stroke-color="#657b83" draw:marker-start-width="0.321cm" draw:marker-end="Triangle_20_unfilled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ffffff" draw:marker-start-width="0.321cm" draw:marker-end-width="0.321cm" draw:fill-color="#268bd2" draw:textarea-horizontal-align="justify" draw:textarea-vertical-align="middle" draw:auto-grow-height="false" fo:min-height="0.654cm" fo:min-width="1.70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Fine_20_Dashed" svg:stroke-width="0.081cm" svg:stroke-color="#ffffff" draw:marker-start-width="0.321cm" draw:marker-end="Arrow" draw:marker-end-width="0.2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ffff" draw:marker-start-width="0.321cm" draw:marker-end-width="0.321cm" draw:fill-color="#268bd2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5" style:family="graphic" style:parent-style-name="standard">
      <style:graphic-properties draw:stroke="solid" svg:stroke-width="0.081cm" svg:stroke-color="#ffffff" draw:marker-start-width="0.321cm" draw:marker-end-width="0.321cm" draw:fill="solid" draw:fill-color="#d33682" draw:textarea-horizontal-align="justify" draw:textarea-vertical-align="middle" draw:auto-grow-height="false" fo:min-height="0.574cm" fo:min-width="1.624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ffff" draw:marker-start-width="0.321cm" draw:marker-end-width="0.321cm" draw:fill="solid" draw:fill-color="#d33682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Ultrafine_20_Dashed" svg:stroke-width="0.081cm" svg:stroke-color="#ffffff" draw:marker-start-width="0.321cm" draw:marker-end-width="0.321cm" draw:fill="solid" draw:fill-color="#d33682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8" style:family="graphic" style:parent-style-name="objectwithoutfill">
      <style:graphic-properties draw:stroke="dash" draw:stroke-dash="Fine_20_Dashed" svg:stroke-width="0.081cm" svg:stroke-color="#ffffff" draw:marker-start-width="0.321cm" draw:marker-end="Arrow" draw:marker-end-width="0.221cm" draw:fill="solid" draw:fill-color="#d33682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ffff" draw:marker-start-width="0.321cm" draw:marker-end-width="0.321cm" draw:fill="solid" draw:fill-color="#d33682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Fine_20_Dashed" svg:stroke-width="0.081cm" svg:stroke-color="#ffffff" draw:marker-start-width="0.321cm" draw:marker-end="Arrow" draw:marker-end-width="0.1cm" draw:fill="solid" draw:fill-color="#d33682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width="0.081cm" svg:stroke-color="#859900" draw:marker-start-width="0.321cm" draw:marker-end-width="0.321cm" draw:fill-color="#ffffff" draw:textarea-horizontal-align="justify" draw:textarea-vertical-align="middle" draw:auto-grow-height="false" fo:min-height="0.574cm" fo:min-width="1.624cm" fo:padding-top="0.165cm" fo:padding-bottom="0.165cm" fo:padding-left="0.29cm" fo:padding-right="0.29cm"/>
    </style:style>
    <style:style style:name="gr22" style:family="graphic" style:parent-style-name="standard">
      <style:graphic-properties draw:stroke="dash" draw:stroke-dash="Ultrafine_20_Dashed" svg:stroke-width="0.081cm" svg:stroke-color="#859900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859900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8599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Fine_20_Dashed" svg:stroke-width="0.081cm" svg:stroke-color="#859900" draw:marker-start-width="0.321cm" draw:marker-end="Arrow" draw:marker-end-width="0.2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dc322f" draw:marker-start-width="0.321cm" draw:marker-end-width="0.321cm" draw:fill-color="#ffffff" draw:textarea-horizontal-align="justify" draw:textarea-vertical-align="middle" draw:auto-grow-height="false" fo:min-height="0.574cm" fo:min-width="1.624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dc322f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dc322f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9" style:family="graphic" style:parent-style-name="objectwithoutfill">
      <style:graphic-properties draw:stroke="solid" draw:stroke-dash="Fine_20_Dashed" svg:stroke-width="0.081cm" svg:stroke-color="#dc322f" draw:marker-start-width="0.321cm" draw:marker-end="Arrow" draw:marker-end-width="0.2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draw:stroke="dash" draw:stroke-dash="Fine_20_Dashed" svg:stroke-width="0.081cm" svg:stroke-color="#dc322f" draw:marker-start-width="0.321cm" draw:marker-end="Arrow" draw:marker-end-width="0.2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dc322f" draw:marker-start-width="0.321cm" draw:marker-end="Arrow" draw:marker-end-width="0.2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draw:stroke="solid" draw:stroke-dash="Fine_20_Dashed" svg:stroke-width="0.081cm" svg:stroke-color="#657b83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fo:min-height="0.75cm"/>
    </style:style>
    <style:style style:name="gr34" style:family="graphic" style:parent-style-name="standard">
      <style:graphic-properties draw:stroke="none" draw:fill="none" fo:min-height="0.674cm"/>
    </style:style>
    <style:style style:name="gr35" style:family="graphic" style:parent-style-name="objectwithoutfill">
      <style:graphic-properties draw:stroke="solid" draw:stroke-dash="Fine_20_Dashed" svg:stroke-width="0.081cm" svg:stroke-color="#657b83" draw:marker-start-width="0.321cm" draw:marker-end="Triangle_20_unfilled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solid" svg:stroke-width="0.081cm" svg:stroke-color="#657b83" draw:marker-start-width="0.321cm" draw:marker-end-width="0.321cm" draw:fill-color="#ffffff" draw:textarea-horizontal-align="justify" draw:textarea-vertical-align="middle" draw:auto-grow-height="false" fo:min-height="0.574cm" fo:min-width="1.352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657b83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8" style:family="graphic" style:parent-style-name="standard">
      <style:graphic-properties draw:stroke="solid" svg:stroke-width="0.081cm" svg:stroke-color="#ffffff" draw:marker-start-width="0.321cm" draw:marker-end-width="0.321cm" draw:fill="solid" draw:fill-color="#657b83" draw:textarea-horizontal-align="justify" draw:textarea-vertical-align="middle" draw:auto-grow-height="false" fo:min-height="0.574cm" fo:min-width="1.624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ffffff" draw:marker-start-width="0.321cm" draw:marker-end-width="0.321cm" draw:fill="solid" draw:fill-color="#657b83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ashed" svg:stroke-width="0.081cm" svg:stroke-color="#657b83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1" style:family="graphic" style:parent-style-name="objectwithoutfill">
      <style:graphic-properties draw:stroke="dash" draw:stroke-dash="Fine_20_Dashed" svg:stroke-width="0.081cm" svg:stroke-color="#657b83" draw:marker-start-width="0.321cm" draw:marker-end="Arrow" draw:marker-end-width="0.2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657b83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3" style:family="graphic" style:parent-style-name="objectwithoutfill">
      <style:graphic-properties draw:stroke="solid" draw:stroke-dash="Fine_20_Dashed" svg:stroke-width="0.081cm" svg:stroke-color="#657b83" draw:marker-start-width="0.321cm" draw:marker-end="Arrow" draw:marker-end-width="0.2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draw:fill="none" fo:min-height="0.675cm"/>
    </style:style>
    <style:style style:name="P1" style:family="paragraph">
      <loext:graphic-properties draw:fill="none" draw:fill-color="#ffffff"/>
      <style:text-properties fo:color="#657b83" style:font-name="Aller Display"/>
    </style:style>
    <style:style style:name="P2" style:family="paragraph">
      <loext:graphic-properties draw:fill="none" draw:fill-color="#ffffff"/>
      <style:text-properties fo:color="#657b83" style:text-outline="true" style:font-name="Aller Display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859900"/>
      <style:paragraph-properties fo:text-align="center"/>
      <style:text-properties fo:color="#859900" style:font-name="Aller Light"/>
    </style:style>
    <style:style style:name="P5" style:family="paragraph">
      <loext:graphic-properties draw:fill="none" draw:fill-color="#dc322f"/>
      <style:paragraph-properties fo:text-align="center"/>
      <style:text-properties fo:color="#dc322f" style:font-name="Aller Light"/>
    </style:style>
    <style:style style:name="P6" style:family="paragraph">
      <loext:graphic-properties draw:fill-color="#268bd2"/>
      <style:paragraph-properties fo:text-align="center"/>
      <style:text-properties fo:color="#ffffff" style:font-name="Aller Light"/>
    </style:style>
    <style:style style:name="P7" style:family="paragraph">
      <loext:graphic-properties draw:fill-color="#d33682"/>
      <style:paragraph-properties fo:text-align="center"/>
      <style:text-properties fo:color="#ffffff" style:font-name="Aller Ligh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268bd2"/>
      <style:paragraph-properties fo:text-align="center"/>
      <style:text-properties fo:color="#ffffff" fo:font-weight="bold"/>
    </style:style>
    <style:style style:name="P10" style:family="paragraph">
      <loext:graphic-properties draw:fill-color="#268bd2"/>
      <style:paragraph-properties fo:text-align="center"/>
      <style:text-properties fo:color="#ffffff" style:font-name="Aller" fo:font-weight="bold"/>
    </style:style>
    <style:style style:name="P11" style:family="paragraph">
      <loext:graphic-properties draw:fill="solid" draw:fill-color="#d33682"/>
      <style:paragraph-properties fo:text-align="center"/>
      <style:text-properties fo:color="#ffffff" fo:font-weight="bold"/>
    </style:style>
    <style:style style:name="P12" style:family="paragraph">
      <loext:graphic-properties draw:fill="solid" draw:fill-color="#d33682"/>
      <style:paragraph-properties fo:text-align="center"/>
    </style:style>
    <style:style style:name="P13" style:family="paragraph">
      <loext:graphic-properties draw:fill="solid" draw:fill-color="#d33682"/>
      <style:paragraph-properties fo:text-align="center"/>
      <style:text-properties fo:color="#ffffff" style:font-name="Aller" fo:font-weight="bold"/>
    </style:style>
    <style:style style:name="P14" style:family="paragraph">
      <loext:graphic-properties draw:fill-color="#ffffff"/>
      <style:paragraph-properties fo:text-align="center"/>
      <style:text-properties fo:color="#ffffff" fo:font-weight="bold"/>
    </style:style>
    <style:style style:name="P15" style:family="paragraph">
      <loext:graphic-properties draw:fill-color="#ffffff"/>
      <style:paragraph-properties fo:text-align="center"/>
      <style:text-properties fo:color="#859900" style:font-name="Aller" fo:font-weight="bold"/>
    </style:style>
    <style:style style:name="P16" style:family="paragraph">
      <loext:graphic-properties draw:fill-color="#ffffff"/>
      <style:paragraph-properties fo:text-align="center"/>
      <style:text-properties fo:color="#dc322f" fo:font-weight="bold"/>
    </style:style>
    <style:style style:name="P17" style:family="paragraph">
      <loext:graphic-properties draw:fill="none"/>
      <style:paragraph-properties fo:text-align="center"/>
      <style:text-properties fo:color="#dc322f"/>
    </style:style>
    <style:style style:name="P18" style:family="paragraph">
      <loext:graphic-properties draw:fill-color="#ffffff"/>
      <style:paragraph-properties fo:text-align="center"/>
      <style:text-properties fo:color="#dc322f" style:font-name="Aller" fo:font-weight="bold"/>
    </style:style>
    <style:style style:name="P19" style:family="paragraph">
      <loext:graphic-properties draw:fill="none" draw:fill-color="#ffffff"/>
      <style:text-properties style:font-name="Aller"/>
    </style:style>
    <style:style style:name="P20" style:family="paragraph">
      <loext:graphic-properties draw:fill="none"/>
      <style:text-properties style:font-name="Aller Light" fo:font-size="16pt" style:font-size-asian="16pt" style:font-size-complex="16pt"/>
    </style:style>
    <style:style style:name="P21" style:family="paragraph">
      <style:paragraph-properties fo:text-align="end"/>
    </style:style>
    <style:style style:name="P22" style:family="paragraph">
      <loext:graphic-properties draw:fill-color="#ffffff"/>
      <style:paragraph-properties fo:text-align="end"/>
      <style:text-properties fo:color="#ffffff" fo:font-weight="bold"/>
    </style:style>
    <style:style style:name="P23" style:family="paragraph">
      <loext:graphic-properties draw:fill-color="#ffffff"/>
      <style:paragraph-properties fo:text-align="center"/>
      <style:text-properties fo:color="#657b83" style:font-name="Aller" fo:font-weight="bold"/>
    </style:style>
    <style:style style:name="P24" style:family="paragraph">
      <loext:graphic-properties draw:fill="none"/>
      <style:text-properties style:font-name="Aller Light"/>
    </style:style>
    <style:style style:name="P25" style:family="paragraph">
      <loext:graphic-properties draw:fill="solid" draw:fill-color="#657b83"/>
      <style:paragraph-properties fo:text-align="end"/>
      <style:text-properties fo:color="#ffffff" fo:font-weight="bold"/>
    </style:style>
    <style:style style:name="P26" style:family="paragraph">
      <loext:graphic-properties draw:fill="solid" draw:fill-color="#657b83"/>
      <style:paragraph-properties fo:text-align="center"/>
      <style:text-properties fo:color="#ffffff" style:font-name="Aller" fo:font-weight="bold"/>
    </style:style>
    <style:style style:name="T1" style:family="text">
      <style:text-properties fo:color="#657b83" style:font-name="Aller Display"/>
    </style:style>
    <style:style style:name="T2" style:family="text">
      <style:text-properties fo:color="#657b83" style:text-outline="true" style:font-name="Aller Display"/>
    </style:style>
    <style:style style:name="T3" style:family="text">
      <style:text-properties fo:color="#859900" style:font-name="Aller Light"/>
    </style:style>
    <style:style style:name="T4" style:family="text">
      <style:text-properties fo:color="#dc322f" style:font-name="Aller Light" fo:language="en" fo:country="US"/>
    </style:style>
    <style:style style:name="T5" style:family="text">
      <style:text-properties fo:color="#ffffff" style:font-name="Aller Light"/>
    </style:style>
    <style:style style:name="T6" style:family="text">
      <style:text-properties fo:color="#ffffff" style:font-name="Aller Light" fo:language="en" fo:country="US"/>
    </style:style>
    <style:style style:name="T7" style:family="text">
      <style:text-properties fo:color="#ffffff" style:font-name="Aller"/>
    </style:style>
    <style:style style:name="T8" style:family="text">
      <style:text-properties fo:color="#859900" style:font-name="Aller"/>
    </style:style>
    <style:style style:name="T9" style:family="text">
      <style:text-properties fo:color="#dc322f" style:font-name="Aller"/>
    </style:style>
    <style:style style:name="T10" style:family="text">
      <style:text-properties style:font-name="Aller" fo:font-size="12pt" fo:language="en" fo:country="US" style:font-size-asian="12pt" style:font-size-complex="12pt"/>
    </style:style>
    <style:style style:name="T11" style:family="text">
      <style:text-properties style:font-name="Aller" fo:font-size="12pt" style:font-size-asian="12pt" style:font-size-complex="12pt"/>
    </style:style>
    <style:style style:name="T12" style:family="text">
      <style:text-properties style:font-name="Aller Light" fo:font-size="16pt" fo:language="en" fo:country="US" style:font-size-asian="16pt" style:font-size-complex="16pt"/>
    </style:style>
    <style:style style:name="T13" style:family="text">
      <style:text-properties fo:color="#657b83" style:font-name="Aller"/>
    </style:style>
    <style:style style:name="T14" style:family="text">
      <style:text-properties fo:color="#ffffff" style:font-name="Aller"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4.824cm" svg:height="0.996cm" svg:x="-0.124cm" svg:y="-0.084cm">
            <draw:text-box>
              <text:p><text:span text:style-name="T1">Positiv</text:span><text:span text:style-name="T1">e Flaws</text:span></text:p>
            </draw:text-box>
          </draw:frame>
          <draw:frame draw:style-name="gr1" draw:text-style-name="P2" draw:layer="layout" svg:width="5.124cm" svg:height="0.996cm" svg:x="5.276cm" svg:y="-0.08cm">
            <draw:text-box>
              <text:p><text:span text:style-name="T2">Negative Flaws</text:span></text:p>
            </draw:text-box>
          </draw:frame>
          <draw:custom-shape draw:style-name="gr2" draw:text-style-name="P4" xml:id="id10" draw:id="id10" draw:layer="layout" svg:width="2.6cm" svg:height="1.1cm" svg:x="0.938cm" svg:y="0.816cm">
            <text:p text:style-name="P3"><text:span text:style-name="T3">Subgo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xml:id="id4" draw:id="id4" draw:layer="layout" svg:width="2.2cm" svg:height="1.1cm" svg:x="1.138cm" svg:y="3.966cm">
            <text:p text:style-name="P3"><text:span text:style-name="T4">Threa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xml:id="id7" draw:id="id7" draw:layer="layout" svg:width="3.4cm" svg:height="1.1cm" svg:x="6.176cm" svg:y="0.816cm">
            <text:p text:style-name="P3"><text:span text:style-name="T5">Alternativ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2" draw:id="id2" draw:layer="layout" svg:width="2.4cm" svg:height="1.1cm" svg:x="6.676cm" svg:y="3.866cm">
            <text:p text:style-name="P3"><text:span text:style-name="T6">Orphan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draw:type="curve" svg:x1="7.876cm" svg:y1="2.8cm" svg:x2="7.876cm" svg:y2="3.866cm" draw:start-shape="id1" draw:start-glue-point="2" draw:end-shape="id2" draw:end-glue-point="0" svg:d="M7876 2800v1066" svg:viewBox="0 0 1 1067">
            <text:p/>
          </draw:connector>
          <draw:connector draw:style-name="gr6" draw:text-style-name="P8" draw:layer="layout" draw:type="curve" draw:line-skew="0.255cm" svg:x1="9.126cm" svg:y1="5.4cm" svg:x2="9.076cm" svg:y2="4.416cm" draw:start-shape="id3" draw:start-glue-point="1" draw:end-shape="id2" draw:end-glue-point="1" svg:d="M9126 5400c1195 0 1220-984-50-984" svg:viewBox="0 0 950 985">
            <text:p/>
          </draw:connector>
          <draw:connector draw:style-name="gr7" draw:text-style-name="P8" draw:layer="layout" draw:type="curve" svg:x1="6.626cm" svg:y1="2.3cm" svg:x2="3.338cm" svg:y2="4.516cm" draw:start-shape="id1" draw:end-shape="id4" draw:end-glue-point="1" svg:d="M6626 2300c-2466 0-822 2216-3288 2216" svg:viewBox="0 0 3289 2217">
            <text:p/>
          </draw:connector>
          <draw:connector draw:style-name="gr8" draw:text-style-name="P8" draw:layer="layout" draw:type="curve" svg:x1="3.488cm" svg:y1="5.4cm" svg:x2="3.338cm" svg:y2="4.516cm" draw:start-shape="id5" draw:start-glue-point="1" draw:end-shape="id4" draw:end-glue-point="1" svg:d="M3488 5400c813 0 888-884-150-884" svg:viewBox="0 0 770 885">
            <text:p/>
          </draw:connector>
          <draw:connector draw:style-name="gr9" draw:text-style-name="P8" draw:layer="layout" draw:type="curve" svg:x1="2.238cm" svg:y1="2.8cm" svg:x2="2.238cm" svg:y2="3.966cm" draw:start-shape="id6" draw:start-glue-point="2" draw:end-shape="id4" draw:end-glue-point="0" svg:d="M2238 2800v1166" svg:viewBox="0 0 1 1167">
            <text:p/>
          </draw:connector>
          <draw:connector draw:style-name="gr8" draw:text-style-name="P8" draw:layer="layout" draw:type="curve" svg:x1="3.488cm" svg:y1="2.3cm" svg:x2="6.676cm" svg:y2="4.416cm" draw:start-shape="id6" draw:start-glue-point="1" draw:end-shape="id2" svg:d="M3488 2300c2422 0 829 2116 3188 2116" svg:viewBox="0 0 3189 2117">
            <text:p/>
          </draw:connector>
          <draw:connector draw:style-name="gr8" draw:text-style-name="P8" draw:layer="layout" draw:type="curve" svg:x1="9.126cm" svg:y1="2.3cm" svg:x2="9.576cm" svg:y2="1.366cm" draw:start-shape="id1" draw:start-glue-point="1" draw:end-shape="id7" draw:end-glue-point="1" svg:d="M9126 2300c1425 0 1200-934 450-934" svg:viewBox="0 0 1044 935">
            <text:p/>
          </draw:connector>
          <draw:connector draw:style-name="gr8" draw:text-style-name="P8" draw:layer="layout" draw:type="curve" svg:x1="6.626cm" svg:y1="5.4cm" svg:x2="3.338cm" svg:y2="4.516cm" draw:start-shape="id3" draw:end-shape="id4" draw:end-glue-point="1" svg:d="M6626 5400c-2466 0-822-884-3288-884" svg:viewBox="0 0 3289 885">
            <text:p/>
          </draw:connector>
          <draw:g xml:id="id1" draw:id="id1">
            <draw:custom-shape draw:style-name="gr10" draw:text-style-name="P9" draw:layer="layout" svg:width="2.3cm" svg:height="1cm" svg:x="6.826cm" svg:y="1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8" draw:layer="layout" svg:width="0.2cm" svg:height="0.2cm" svg:x="7.326cm" svg:y="1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8" xml:id="id8" draw:id="id8" draw:layer="layout" svg:width="0.2cm" svg:height="0.2cm" svg:x="7.326cm" svg:y="2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8" xml:id="id9" draw:id="id9" draw:layer="layout" svg:width="0.2cm" svg:height="0.2cm" svg:x="8.826cm" svg:y="1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2" draw:text-style-name="P8" draw:layer="layout" draw:type="lines" draw:line-skew="-0.342cm" svg:x1="7.526cm" svg:y1="2.6cm" svg:x2="8.826cm" svg:y2="2cm" draw:start-shape="id8" draw:start-glue-point="10" draw:end-shape="id9" draw:end-glue-point="6" svg:d="M7526 2600h200l559-600h541" svg:viewBox="0 0 1301 601">
              <text:p/>
            </draw:connector>
            <draw:line draw:style-name="gr13" draw:text-style-name="P8" draw:layer="layout" svg:x1="7.526cm" svg:y1="2cm" svg:x2="7.726cm" svg:y2="2cm">
              <text:p/>
            </draw:line>
            <draw:custom-shape draw:style-name="gr14" draw:text-style-name="P10" draw:layer="layout" svg:width="0.4cm" svg:height="0.4cm" svg:x="6.626cm" svg:y="2.1cm">
              <text:p text:style-name="P3"><text:span text:style-name="T7">-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7" draw:text-style-name="P8" draw:layer="layout" draw:type="curve" svg:x1="6.626cm" svg:y1="2.3cm" svg:x2="3.538cm" svg:y2="1.366cm" draw:start-shape="id1" draw:start-glue-point="3" draw:end-shape="id10" draw:end-glue-point="1" svg:d="M6626 2300c-2316 0-772-934-3088-934" svg:viewBox="0 0 3089 935">
            <text:p/>
          </draw:connector>
          <draw:g xml:id="id3" draw:id="id3">
            <draw:custom-shape draw:style-name="gr15" draw:text-style-name="P11" draw:layer="layout" svg:width="2.3cm" svg:height="1cm" svg:x="6.826cm" svg:y="4.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2" xml:id="id13" draw:id="id13" draw:layer="layout" svg:width="0.2cm" svg:height="0.2cm" svg:x="7.326cm" svg:y="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2" xml:id="id11" draw:id="id11" draw:layer="layout" svg:width="0.2cm" svg:height="0.2cm" svg:x="7.326cm" svg:y="5.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2" xml:id="id12" draw:id="id12" draw:layer="layout" svg:width="0.2cm" svg:height="0.2cm" svg:x="8.826cm" svg:y="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8" draw:text-style-name="P12" draw:layer="layout" draw:type="lines" draw:line-skew="-0.342cm" svg:x1="7.526cm" svg:y1="5.7cm" svg:x2="8.826cm" svg:y2="5.1cm" draw:start-shape="id11" draw:start-glue-point="10" draw:end-shape="id12" draw:end-glue-point="6" svg:d="M7526 5700h200l559-600h541" svg:viewBox="0 0 1301 601">
              <text:p/>
            </draw:connector>
            <draw:custom-shape draw:style-name="gr19" draw:text-style-name="P13" draw:layer="layout" svg:width="0.4cm" svg:height="0.4cm" svg:x="6.626cm" svg:y="5.2cm">
              <text:p text:style-name="P3"><text:span text:style-name="T7">-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0" draw:text-style-name="P12" draw:layer="layout" draw:type="line" svg:x1="7.526cm" svg:y1="5.1cm" svg:x2="8.826cm" svg:y2="5.1cm" draw:start-shape="id13" draw:start-glue-point="10" draw:end-shape="id12" draw:end-glue-point="6" svg:d="M7526 5100h1300" svg:viewBox="0 0 1301 1">
              <text:p/>
            </draw:connector>
          </draw:g>
          <draw:connector draw:style-name="gr8" draw:text-style-name="P8" draw:layer="layout" draw:type="curve" draw:line-skew="0.63cm" svg:x1="9.126cm" svg:y1="5.4cm" svg:x2="9.576cm" svg:y2="1.366cm" draw:start-shape="id3" draw:start-glue-point="1" draw:end-shape="id7" draw:end-glue-point="1" svg:d="M9126 5400c2370 0 2145-4034 450-4034" svg:viewBox="0 0 1752 4035">
            <text:p/>
          </draw:connector>
          <draw:g xml:id="id6" draw:id="id6">
            <draw:custom-shape draw:style-name="gr21" draw:text-style-name="P14" draw:layer="layout" svg:width="2.3cm" svg:height="1cm" svg:x="1.188cm" svg:y="1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2" draw:text-style-name="P8" xml:id="id14" draw:id="id14" draw:layer="layout" svg:width="0.2cm" svg:height="0.2cm" svg:x="1.588cm" svg:y="2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8" xml:id="id15" draw:id="id15" draw:layer="layout" svg:width="0.2cm" svg:height="0.2cm" svg:x="3.088cm" svg:y="2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15" draw:layer="layout" svg:width="0.4cm" svg:height="0.4cm" svg:x="0.988cm" svg:y="2.1cm">
              <text:p text:style-name="P3"><text:span text:style-name="T8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5" draw:text-style-name="P8" draw:layer="layout" draw:type="line" svg:x1="1.788cm" svg:y1="2.3cm" svg:x2="3.088cm" svg:y2="2.3cm" draw:start-shape="id14" draw:start-glue-point="10" draw:end-shape="id15" draw:end-glue-point="6" svg:d="M1788 2300h1300" svg:viewBox="0 0 1301 1">
              <text:p/>
            </draw:connector>
          </draw:g>
          <draw:g xml:id="id5" draw:id="id5">
            <draw:custom-shape draw:style-name="gr26" draw:text-style-name="P16" draw:layer="layout" svg:width="2.3cm" svg:height="1cm" svg:x="1.188cm" svg:y="4.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17" xml:id="id17" draw:id="id17" draw:layer="layout" svg:width="0.2cm" svg:height="0.2cm" svg:x="3.088cm" svg:y="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4cm" svg:x="0.988cm" svg:y="5.2cm">
              <text:p text:style-name="P3"><text:span text:style-name="T9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9" draw:text-style-name="P17" draw:layer="layout" draw:type="line" svg:x1="1.688cm" svg:y1="5.1cm" svg:x2="3.088cm" svg:y2="5.1cm" draw:start-shape="id16" draw:end-shape="id17" draw:end-glue-point="6" svg:d="M1688 5100h1400" svg:viewBox="0 0 1401 1">
              <text:p/>
            </draw:connector>
            <draw:custom-shape draw:style-name="gr27" draw:text-style-name="P17" xml:id="id16" draw:id="id16" draw:layer="layout" svg:width="0.2cm" svg:height="0.2cm" svg:x="1.488cm" svg:y="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xml:id="id18" draw:id="id18" draw:layer="layout" svg:width="0.2cm" svg:height="0.2cm" svg:x="2.288cm" svg:y="5.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0" draw:text-style-name="P17" draw:layer="layout" draw:type="line" svg:x1="2.317cm" svg:y1="5.629cm" svg:x2="1.659cm" svg:y2="5.171cm" draw:start-shape="id18" draw:start-glue-point="5" draw:end-shape="id16" draw:end-glue-point="9" svg:d="M2317 5629l-658-458" svg:viewBox="0 0 659 459">
              <text:p/>
            </draw:connector>
            <draw:connector draw:style-name="gr30" draw:text-style-name="P17" draw:layer="layout" draw:type="line" svg:x1="3.117cm" svg:y1="5.171cm" svg:x2="2.488cm" svg:y2="5.7cm" draw:start-shape="id17" draw:start-glue-point="7" draw:end-shape="id18" draw:end-glue-point="10" svg:d="M3117 5171l-629 529" svg:viewBox="0 0 630 530">
              <text:p/>
            </draw:connector>
            <draw:line draw:style-name="gr31" draw:text-style-name="P8" draw:layer="layout" svg:x1="2.488cm" svg:y1="5.7cm" svg:x2="3.488cm" svg:y2="5.7cm">
              <text:p/>
            </draw:line>
          </draw:g>
        </draw:g>
        <draw:g>
          <draw:g>
            <draw:line draw:style-name="gr32" draw:text-style-name="P8" draw:layer="layout" svg:x1="15.3cm" svg:y1="5.2cm" svg:x2="17.3cm" svg:y2="5.2cm">
              <text:p/>
            </draw:line>
            <draw:frame draw:style-name="gr33" draw:text-style-name="P19" draw:layer="layout" svg:width="2.7cm" svg:height="1cm" svg:x="12.3cm" svg:y="5.2cm">
              <draw:text-box>
                <text:p><text:span text:style-name="T10">Invalidates</text:span></text:p>
              </draw:text-box>
            </draw:frame>
            <draw:frame draw:style-name="gr33" draw:text-style-name="P19" draw:layer="layout" svg:width="3.3cm" svg:height="1cm" svg:x="15.2cm" svg:y="5.2cm">
              <draw:text-box>
                <text:p><text:span text:style-name="T11">Causes</text:span></text:p>
              </draw:text-box>
            </draw:frame>
            <draw:line draw:style-name="gr8" draw:text-style-name="P8" draw:layer="layout" svg:x1="12.372cm" svg:y1="5.2cm" svg:x2="14.372cm" svg:y2="5.2cm">
              <text:p/>
            </draw:line>
            <draw:frame draw:style-name="gr34" draw:text-style-name="P20" draw:layer="layout" svg:width="3.853cm" svg:height="0.924cm" svg:x="11.747cm" svg:y="4.3cm">
              <draw:text-box>
                <text:p><text:span text:style-name="T12">Side Effects</text:span></text:p>
              </draw:text-box>
            </draw:frame>
            <draw:line draw:style-name="gr35" draw:text-style-name="P8" draw:layer="layout" svg:x1="17.8cm" svg:y1="5.2cm" svg:x2="19.8cm" svg:y2="5.2cm">
              <text:p/>
            </draw:line>
            <draw:frame draw:style-name="gr33" draw:text-style-name="P19" draw:layer="layout" svg:width="3.3cm" svg:height="1cm" svg:x="17.7cm" svg:y="5.2cm">
              <draw:text-box>
                <text:p><text:span text:style-name="T11">Both</text:span></text:p>
              </draw:text-box>
            </draw:frame>
          </draw:g>
          <draw:g>
            <draw:g>
              <draw:custom-shape draw:style-name="gr36" draw:text-style-name="P22" draw:layer="layout" svg:width="2.028cm" svg:height="1cm" svg:x="12.572cm" svg:y="0.8cm">
                <text:p text:style-name="P21"><text:span text:style-name="T10">Positive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7" draw:text-style-name="P23" draw:layer="layout" svg:width="0.4cm" svg:height="0.4cm" svg:x="12.372cm" svg:y="1.1cm">
                <text:p text:style-name="P3"><text:span text:style-name="T13">+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34" draw:text-style-name="P24" draw:layer="layout" svg:width="3.853cm" svg:height="0.924cm" svg:x="11.747cm" svg:y="-0.024cm">
              <draw:text-box>
                <text:p><text:span text:style-name="T12">Resolvers</text:span></text:p>
              </draw:text-box>
            </draw:frame>
            <draw:g>
              <draw:custom-shape draw:style-name="gr38" draw:text-style-name="P25" draw:layer="layout" svg:width="2.3cm" svg:height="1cm" svg:x="15.5cm" svg:y="0.8cm">
                <text:p text:style-name="P21"><text:span text:style-name="T14">Negative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9" draw:text-style-name="P26" draw:layer="layout" svg:width="0.4cm" svg:height="0.4cm" svg:x="15.3cm" svg:y="1.1cm">
                <text:p text:style-name="P3"><text:span text:style-name="T7">-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40" draw:text-style-name="P8" xml:id="id19" draw:id="id19" draw:layer="layout" svg:width="0.2cm" svg:height="0.2cm" svg:x="15.3cm" svg:y="2.96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41" draw:text-style-name="P8" draw:layer="layout" draw:type="line" svg:x1="15.5cm" svg:y1="3.069cm" svg:x2="16.728cm" svg:y2="3.071cm" draw:start-shape="id19" draw:start-glue-point="10" svg:d="M15500 3069l1228 2" svg:viewBox="0 0 1229 3">
                <text:p/>
              </draw:connector>
            </draw:g>
            <draw:g>
              <draw:custom-shape draw:style-name="gr42" draw:text-style-name="P8" xml:id="id20" draw:id="id20" draw:layer="layout" svg:width="0.2cm" svg:height="0.2cm" svg:x="12.372cm" svg:y="2.96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43" draw:text-style-name="P8" draw:layer="layout" draw:type="line" svg:x1="12.572cm" svg:y1="3.069cm" svg:x2="13.774cm" svg:y2="3.068cm" draw:start-shape="id20" svg:d="M12572 3069l1202-1" svg:viewBox="0 0 1203 2">
                <text:p/>
              </draw:connector>
            </draw:g>
            <draw:frame draw:style-name="gr44" draw:text-style-name="P20" draw:layer="layout" svg:width="6.594cm" svg:height="0.925cm" svg:x="11.747cm" svg:y="2.069cm">
              <draw:text-box>
                <text:p><text:span text:style-name="T12">Steps &amp; Causal Links </text:span></text:p>
              </draw:text-box>
            </draw:frame>
            <draw:frame draw:style-name="gr33" draw:text-style-name="P19" draw:layer="layout" svg:width="2.7cm" svg:height="1cm" svg:x="15.2cm" svg:y="3.069cm">
              <draw:text-box>
                <text:p><text:span text:style-name="T11">Affected</text:span></text:p>
              </draw:text-box>
            </draw:frame>
            <draw:frame draw:style-name="gr33" draw:text-style-name="P19" draw:layer="layout" svg:width="2.7cm" svg:height="1cm" svg:x="12.3cm" svg:y="3.069cm">
              <draw:text-box>
                <text:p><text:span text:style-name="T11">Existing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Aller Display" svg:font-family="'Aller Display'" style:font-pitch="variable"/>
    <style:font-face style:name="Aller Light" svg:font-family="'Aller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10:14:11.113336699</meta:creation-date>
    <dc:date>2016-04-05T16:03:15.384094268</dc:date>
    <meta:editing-duration>PT53M41S</meta:editing-duration>
    <meta:editing-cycles>16</meta:editing-cycles>
    <meta:generator>LibreOffice/5.1.1.2$Linux_X86_64 LibreOffice_project/10m0$Build-2</meta:generator>
    <meta:document-statistic meta:object-count="76"/>
  </office:meta>
</office:document-meta>
</file>